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5-03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5-01-03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4-03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4-01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3-03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3-01-03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2-10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2-03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2-01-0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1-10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1-03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1-01-0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0-10-0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0-03-0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20-01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9-09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9-01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8-01-02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7-01-03 22:02:3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7-01-03 21:0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6-01-02 22:01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538101071601</text:p>
          </table:table-cell>
          <table:table-cell office:value-type="string" calcext:value-type="string">
            <text:p>03S 34W 27CAD 01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